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ecLongFastrotationcombinationNANOSECONDS" table:style-name="ta1">
        <table:shapes>
          <draw:frame draw:z-index="0" draw:style-name="gr1" draw:text-style-name="P1" svg:width="6.3055in" svg:height="3.5453in" svg:x="5.222in" svg:y="0.3764in">
            <draw:object draw:notify-on-update-of-ranges="3secLongFastrotationcombinationNANOSECONDS.A1:3secLongFastrotationcombinationNANOSECONDS.A839 3secLongFastrotationcombinationNANOSECONDS.B1:3secLongFastrotationcombinationNANOSECONDS.B8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4.4961in" svg:y="4.2248in">
            <draw:object draw:notify-on-update-of-ranges="3secLongFastrotationcombinationNANOSECONDS.A1:3secLongFastrotationcombinationNANOSECONDS.A839 3secLongFastrotationcombinationNANOSECONDS.C1:3secLongFastrotationcombinationNANOSECONDS.C8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104.91" calcext:value-type="float">
            <text:p>-104.91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" calcext:value-type="float">
            <text:p>-0.43</text:p>
          </table:table-cell>
          <table:table-cell office:value-type="float" office:value="-223.27" calcext:value-type="float">
            <text:p>-223.27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1" calcext:value-type="float">
            <text:p>-0.91</text:p>
          </table:table-cell>
          <table:table-cell office:value-type="float" office:value="-336.25" calcext:value-type="float">
            <text:p>-336.25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-0.1" calcext:value-type="float">
            <text:p>-0.1</text:p>
          </table:table-cell>
          <table:table-cell office:value-type="float" office:value="-1.58" calcext:value-type="float">
            <text:p>-1.58</text:p>
          </table:table-cell>
          <table:table-cell office:value-type="float" office:value="-430.4" calcext:value-type="float">
            <text:p>-430.4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-0.14" calcext:value-type="float">
            <text:p>-0.14</text:p>
          </table:table-cell>
          <table:table-cell office:value-type="float" office:value="-2.23" calcext:value-type="float">
            <text:p>-2.23</text:p>
          </table:table-cell>
          <table:table-cell office:value-type="float" office:value="-484.2" calcext:value-type="float">
            <text:p>-484.2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-0.19" calcext:value-type="float">
            <text:p>-0.19</text:p>
          </table:table-cell>
          <table:table-cell office:value-type="float" office:value="-2.78" calcext:value-type="float">
            <text:p>-2.78</text:p>
          </table:table-cell>
          <table:table-cell office:value-type="float" office:value="-494.96" calcext:value-type="float">
            <text:p>-494.96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-0.23" calcext:value-type="float">
            <text:p>-0.23</text:p>
          </table:table-cell>
          <table:table-cell office:value-type="float" office:value="-3.12" calcext:value-type="float">
            <text:p>-3.12</text:p>
          </table:table-cell>
          <table:table-cell office:value-type="float" office:value="-481.51" calcext:value-type="float">
            <text:p>-481.51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-0.28" calcext:value-type="float">
            <text:p>-0.28</text:p>
          </table:table-cell>
          <table:table-cell office:value-type="float" office:value="-3.38" calcext:value-type="float">
            <text:p>-3.38</text:p>
          </table:table-cell>
          <table:table-cell office:value-type="float" office:value="-446.54" calcext:value-type="float">
            <text:p>-446.54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-0.32" calcext:value-type="float">
            <text:p>-0.32</text:p>
          </table:table-cell>
          <table:table-cell office:value-type="float" office:value="-3.55" calcext:value-type="float">
            <text:p>-3.55</text:p>
          </table:table-cell>
          <table:table-cell office:value-type="float" office:value="-403.5" calcext:value-type="float">
            <text:p>-403.5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-0.37" calcext:value-type="float">
            <text:p>-0.37</text:p>
          </table:table-cell>
          <table:table-cell office:value-type="float" office:value="-3.67" calcext:value-type="float">
            <text:p>-3.67</text:p>
          </table:table-cell>
          <table:table-cell office:value-type="float" office:value="-360.46" calcext:value-type="float">
            <text:p>-360.46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-0.42" calcext:value-type="float">
            <text:p>-0.42</text:p>
          </table:table-cell>
          <table:table-cell office:value-type="float" office:value="-3.76" calcext:value-type="float">
            <text:p>-3.76</text:p>
          </table:table-cell>
          <table:table-cell office:value-type="float" office:value="-317.42" calcext:value-type="float">
            <text:p>-317.42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-0.47" calcext:value-type="float">
            <text:p>-0.47</text:p>
          </table:table-cell>
          <table:table-cell office:value-type="float" office:value="-3.81" calcext:value-type="float">
            <text:p>-3.81</text:p>
          </table:table-cell>
          <table:table-cell office:value-type="float" office:value="-279.76" calcext:value-type="float">
            <text:p>-279.76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-0.51" calcext:value-type="float">
            <text:p>-0.51</text:p>
          </table:table-cell>
          <table:table-cell office:value-type="float" office:value="-3.84" calcext:value-type="float">
            <text:p>-3.84</text:p>
          </table:table-cell>
          <table:table-cell office:value-type="float" office:value="-244.79" calcext:value-type="float">
            <text:p>-244.79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-0.56" calcext:value-type="float">
            <text:p>-0.56</text:p>
          </table:table-cell>
          <table:table-cell office:value-type="float" office:value="-3.86" calcext:value-type="float">
            <text:p>-3.86</text:p>
          </table:table-cell>
          <table:table-cell office:value-type="float" office:value="-215.2" calcext:value-type="float">
            <text:p>-215.2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-0.61" calcext:value-type="float">
            <text:p>-0.61</text:p>
          </table:table-cell>
          <table:table-cell office:value-type="float" office:value="-3.86" calcext:value-type="float">
            <text:p>-3.86</text:p>
          </table:table-cell>
          <table:table-cell office:value-type="float" office:value="-190.99" calcext:value-type="float">
            <text:p>-190.99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-0.66" calcext:value-type="float">
            <text:p>-0.66</text:p>
          </table:table-cell>
          <table:table-cell office:value-type="float" office:value="-3.86" calcext:value-type="float">
            <text:p>-3.86</text:p>
          </table:table-cell>
          <table:table-cell office:value-type="float" office:value="-166.78" calcext:value-type="float">
            <text:p>-166.78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-0.7" calcext:value-type="float">
            <text:p>-0.7</text:p>
          </table:table-cell>
          <table:table-cell office:value-type="float" office:value="-3.88" calcext:value-type="float">
            <text:p>-3.88</text:p>
          </table:table-cell>
          <table:table-cell office:value-type="float" office:value="-145.26" calcext:value-type="float">
            <text:p>-145.26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-0.75" calcext:value-type="float">
            <text:p>-0.75</text:p>
          </table:table-cell>
          <table:table-cell office:value-type="float" office:value="-3.88" calcext:value-type="float">
            <text:p>-3.88</text:p>
          </table:table-cell>
          <table:table-cell office:value-type="float" office:value="-131.81" calcext:value-type="float">
            <text:p>-131.81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-0.8" calcext:value-type="float">
            <text:p>-0.8</text:p>
          </table:table-cell>
          <table:table-cell office:value-type="float" office:value="-3.88" calcext:value-type="float">
            <text:p>-3.88</text:p>
          </table:table-cell>
          <table:table-cell office:value-type="float" office:value="-115.67" calcext:value-type="float">
            <text:p>-115.67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-0.84" calcext:value-type="float">
            <text:p>-0.84</text:p>
          </table:table-cell>
          <table:table-cell office:value-type="float" office:value="-3.91" calcext:value-type="float">
            <text:p>-3.91</text:p>
          </table:table-cell>
          <table:table-cell office:value-type="float" office:value="-104.91" calcext:value-type="float">
            <text:p>-104.91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-0.89" calcext:value-type="float">
            <text:p>-0.89</text:p>
          </table:table-cell>
          <table:table-cell office:value-type="float" office:value="-3.88" calcext:value-type="float">
            <text:p>-3.88</text:p>
          </table:table-cell>
          <table:table-cell office:value-type="float" office:value="-94.15" calcext:value-type="float">
            <text:p>-94.15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-0.94" calcext:value-type="float">
            <text:p>-0.94</text:p>
          </table:table-cell>
          <table:table-cell office:value-type="float" office:value="-3.88" calcext:value-type="float">
            <text:p>-3.88</text:p>
          </table:table-cell>
          <table:table-cell office:value-type="float" office:value="-83.39" calcext:value-type="float">
            <text:p>-83.39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-0.99" calcext:value-type="float">
            <text:p>-0.99</text:p>
          </table:table-cell>
          <table:table-cell office:value-type="float" office:value="-3.88" calcext:value-type="float">
            <text:p>-3.88</text:p>
          </table:table-cell>
          <table:table-cell office:value-type="float" office:value="-78.01" calcext:value-type="float">
            <text:p>-78.01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-1.03" calcext:value-type="float">
            <text:p>-1.03</text:p>
          </table:table-cell>
          <table:table-cell office:value-type="float" office:value="-3.88" calcext:value-type="float">
            <text:p>-3.88</text:p>
          </table:table-cell>
          <table:table-cell office:value-type="float" office:value="-72.63" calcext:value-type="float">
            <text:p>-72.63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-1.08" calcext:value-type="float">
            <text:p>-1.08</text:p>
          </table:table-cell>
          <table:table-cell office:value-type="float" office:value="-3.88" calcext:value-type="float">
            <text:p>-3.88</text:p>
          </table:table-cell>
          <table:table-cell office:value-type="float" office:value="-64.56" calcext:value-type="float">
            <text:p>-64.56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-1.13" calcext:value-type="float">
            <text:p>-1.13</text:p>
          </table:table-cell>
          <table:table-cell office:value-type="float" office:value="-3.91" calcext:value-type="float">
            <text:p>-3.91</text:p>
          </table:table-cell>
          <table:table-cell office:value-type="float" office:value="-61.87" calcext:value-type="float">
            <text:p>-61.87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-1.18" calcext:value-type="float">
            <text:p>-1.18</text:p>
          </table:table-cell>
          <table:table-cell office:value-type="float" office:value="-3.91" calcext:value-type="float">
            <text:p>-3.91</text:p>
          </table:table-cell>
          <table:table-cell office:value-type="float" office:value="-56.49" calcext:value-type="float">
            <text:p>-56.49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-1.22" calcext:value-type="float">
            <text:p>-1.22</text:p>
          </table:table-cell>
          <table:table-cell office:value-type="float" office:value="-3.91" calcext:value-type="float">
            <text:p>-3.91</text:p>
          </table:table-cell>
          <table:table-cell office:value-type="float" office:value="-53.8" calcext:value-type="float">
            <text:p>-53.8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-1.27" calcext:value-type="float">
            <text:p>-1.27</text:p>
          </table:table-cell>
          <table:table-cell office:value-type="float" office:value="-3.93" calcext:value-type="float">
            <text:p>-3.93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-1.32" calcext:value-type="float">
            <text:p>-1.32</text:p>
          </table:table-cell>
          <table:table-cell office:value-type="float" office:value="-3.93" calcext:value-type="float">
            <text:p>-3.93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-1.36" calcext:value-type="float">
            <text:p>-1.36</text:p>
          </table:table-cell>
          <table:table-cell office:value-type="float" office:value="-3.93" calcext:value-type="float">
            <text:p>-3.93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-1.41" calcext:value-type="float">
            <text:p>-1.41</text:p>
          </table:table-cell>
          <table:table-cell office:value-type="float" office:value="-3.93" calcext:value-type="float">
            <text:p>-3.93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-1.46" calcext:value-type="float">
            <text:p>-1.46</text:p>
          </table:table-cell>
          <table:table-cell office:value-type="float" office:value="-3.93" calcext:value-type="float">
            <text:p>-3.93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-1.49" calcext:value-type="float">
            <text:p>-1.49</text:p>
          </table:table-cell>
          <table:table-cell office:value-type="float" office:value="-3.88" calcext:value-type="float">
            <text:p>-3.88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-1.51" calcext:value-type="float">
            <text:p>-1.51</text:p>
          </table:table-cell>
          <table:table-cell office:value-type="float" office:value="-3.5" calcext:value-type="float">
            <text:p>-3.5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-1.51" calcext:value-type="float">
            <text:p>-1.51</text:p>
          </table:table-cell>
          <table:table-cell office:value-type="float" office:value="-2.76" calcext:value-type="float">
            <text:p>-2.76</text:p>
          </table:table-cell>
          <table:table-cell office:value-type="float" office:value="156.02" calcext:value-type="float">
            <text:p>156.02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-1.5" calcext:value-type="float">
            <text:p>-1.5</text:p>
          </table:table-cell>
          <table:table-cell office:value-type="float" office:value="-1.56" calcext:value-type="float">
            <text:p>-1.56</text:p>
          </table:table-cell>
          <table:table-cell office:value-type="float" office:value="398.12" calcext:value-type="float">
            <text:p>398.12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-1.47" calcext:value-type="float">
            <text:p>-1.47</text:p>
          </table:table-cell>
          <table:table-cell office:value-type="float" office:value="-0.43" calcext:value-type="float">
            <text:p>-0.43</text:p>
          </table:table-cell>
          <table:table-cell office:value-type="float" office:value="586.42" calcext:value-type="float">
            <text:p>586.42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-1.45" calcext:value-type="float">
            <text:p>-1.45</text:p>
          </table:table-cell>
          <table:table-cell office:value-type="float" office:value="0.46" calcext:value-type="float">
            <text:p>0.46</text:p>
          </table:table-cell>
          <table:table-cell office:value-type="float" office:value="664.43" calcext:value-type="float">
            <text:p>664.43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-1.42" calcext:value-type="float">
            <text:p>-1.42</text:p>
          </table:table-cell>
          <table:table-cell office:value-type="float" office:value="1.2" calcext:value-type="float">
            <text:p>1.2</text:p>
          </table:table-cell>
          <table:table-cell office:value-type="float" office:value="694.02" calcext:value-type="float">
            <text:p>694.02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-1.39" calcext:value-type="float">
            <text:p>-1.39</text:p>
          </table:table-cell>
          <table:table-cell office:value-type="float" office:value="1.73" calcext:value-type="float">
            <text:p>1.73</text:p>
          </table:table-cell>
          <table:table-cell office:value-type="float" office:value="669.81" calcext:value-type="float">
            <text:p>669.81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-1.36" calcext:value-type="float">
            <text:p>-1.36</text:p>
          </table:table-cell>
          <table:table-cell office:value-type="float" office:value="2.06" calcext:value-type="float">
            <text:p>2.06</text:p>
          </table:table-cell>
          <table:table-cell office:value-type="float" office:value="616.01" calcext:value-type="float">
            <text:p>616.01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-1.33" calcext:value-type="float">
            <text:p>-1.33</text:p>
          </table:table-cell>
          <table:table-cell office:value-type="float" office:value="2.28" calcext:value-type="float">
            <text:p>2.28</text:p>
          </table:table-cell>
          <table:table-cell office:value-type="float" office:value="548.76" calcext:value-type="float">
            <text:p>548.76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-1.3" calcext:value-type="float">
            <text:p>-1.3</text:p>
          </table:table-cell>
          <table:table-cell office:value-type="float" office:value="2.42" calcext:value-type="float">
            <text:p>2.42</text:p>
          </table:table-cell>
          <table:table-cell office:value-type="float" office:value="473.44" calcext:value-type="float">
            <text:p>473.44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-1.27" calcext:value-type="float">
            <text:p>-1.27</text:p>
          </table:table-cell>
          <table:table-cell office:value-type="float" office:value="2.49" calcext:value-type="float">
            <text:p>2.49</text:p>
          </table:table-cell>
          <table:table-cell office:value-type="float" office:value="416.95" calcext:value-type="float">
            <text:p>416.95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-1.24" calcext:value-type="float">
            <text:p>-1.24</text:p>
          </table:table-cell>
          <table:table-cell office:value-type="float" office:value="2.54" calcext:value-type="float">
            <text:p>2.54</text:p>
          </table:table-cell>
          <table:table-cell office:value-type="float" office:value="363.15" calcext:value-type="float">
            <text:p>363.15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-1.21" calcext:value-type="float">
            <text:p>-1.21</text:p>
          </table:table-cell>
          <table:table-cell office:value-type="float" office:value="2.57" calcext:value-type="float">
            <text:p>2.57</text:p>
          </table:table-cell>
          <table:table-cell office:value-type="float" office:value="312.04" calcext:value-type="float">
            <text:p>312.04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-1.18" calcext:value-type="float">
            <text:p>-1.18</text:p>
          </table:table-cell>
          <table:table-cell office:value-type="float" office:value="2.59" calcext:value-type="float">
            <text:p>2.59</text:p>
          </table:table-cell>
          <table:table-cell office:value-type="float" office:value="271.69" calcext:value-type="float">
            <text:p>271.69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-1.15" calcext:value-type="float">
            <text:p>-1.15</text:p>
          </table:table-cell>
          <table:table-cell office:value-type="float" office:value="2.59" calcext:value-type="float">
            <text:p>2.59</text:p>
          </table:table-cell>
          <table:table-cell office:value-type="float" office:value="234.03" calcext:value-type="float">
            <text:p>234.03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-1.11" calcext:value-type="float">
            <text:p>-1.11</text:p>
          </table:table-cell>
          <table:table-cell office:value-type="float" office:value="2.59" calcext:value-type="float">
            <text:p>2.59</text:p>
          </table:table-cell>
          <table:table-cell office:value-type="float" office:value="201.75" calcext:value-type="float">
            <text:p>201.75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-1.08" calcext:value-type="float">
            <text:p>-1.08</text:p>
          </table:table-cell>
          <table:table-cell office:value-type="float" office:value="2.59" calcext:value-type="float">
            <text:p>2.59</text:p>
          </table:table-cell>
          <table:table-cell office:value-type="float" office:value="174.85" calcext:value-type="float">
            <text:p>174.85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-1.05" calcext:value-type="float">
            <text:p>-1.05</text:p>
          </table:table-cell>
          <table:table-cell office:value-type="float" office:value="2.61" calcext:value-type="float">
            <text:p>2.61</text:p>
          </table:table-cell>
          <table:table-cell office:value-type="float" office:value="150.64" calcext:value-type="float">
            <text:p>150.64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-1.02" calcext:value-type="float">
            <text:p>-1.02</text:p>
          </table:table-cell>
          <table:table-cell office:value-type="float" office:value="2.59" calcext:value-type="float">
            <text:p>2.59</text:p>
          </table:table-cell>
          <table:table-cell office:value-type="float" office:value="131.81" calcext:value-type="float">
            <text:p>131.81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-0.99" calcext:value-type="float">
            <text:p>-0.99</text:p>
          </table:table-cell>
          <table:table-cell office:value-type="float" office:value="2.59" calcext:value-type="float">
            <text:p>2.59</text:p>
          </table:table-cell>
          <table:table-cell office:value-type="float" office:value="115.67" calcext:value-type="float">
            <text:p>115.67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-0.96" calcext:value-type="float">
            <text:p>-0.96</text:p>
          </table:table-cell>
          <table:table-cell office:value-type="float" office:value="2.59" calcext:value-type="float">
            <text:p>2.59</text:p>
          </table:table-cell>
          <table:table-cell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-0.92" calcext:value-type="float">
            <text:p>-0.92</text:p>
          </table:table-cell>
          <table:table-cell office:value-type="float" office:value="2.59" calcext:value-type="float">
            <text:p>2.59</text:p>
          </table:table-cell>
          <table:table-cell office:value-type="float" office:value="88.77" calcext:value-type="float">
            <text:p>88.77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-0.89" calcext:value-type="float">
            <text:p>-0.89</text:p>
          </table:table-cell>
          <table:table-cell office:value-type="float" office:value="2.59" calcext:value-type="float">
            <text:p>2.59</text:p>
          </table:table-cell>
          <table:table-cell office:value-type="float" office:value="78.01" calcext:value-type="float">
            <text:p>78.01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-0.86" calcext:value-type="float">
            <text:p>-0.86</text:p>
          </table:table-cell>
          <table:table-cell office:value-type="float" office:value="2.57" calcext:value-type="float">
            <text:p>2.57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-0.83" calcext:value-type="float">
            <text:p>-0.83</text:p>
          </table:table-cell>
          <table:table-cell office:value-type="float" office:value="2.57" calcext:value-type="float">
            <text:p>2.57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-0.8" calcext:value-type="float">
            <text:p>-0.8</text:p>
          </table:table-cell>
          <table:table-cell office:value-type="float" office:value="2.59" calcext:value-type="float">
            <text:p>2.59</text:p>
          </table:table-cell>
          <table:table-cell office:value-type="float" office:value="56.49" calcext:value-type="float">
            <text:p>56.49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-0.77" calcext:value-type="float">
            <text:p>-0.77</text:p>
          </table:table-cell>
          <table:table-cell office:value-type="float" office:value="2.59" calcext:value-type="float">
            <text:p>2.59</text:p>
          </table:table-cell>
          <table:table-cell office:value-type="float" office:value="51.11" calcext:value-type="float">
            <text:p>51.11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-0.74" calcext:value-type="float">
            <text:p>-0.74</text:p>
          </table:table-cell>
          <table:table-cell office:value-type="float" office:value="2.59" calcext:value-type="float">
            <text:p>2.59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-0.7" calcext:value-type="float">
            <text:p>-0.7</text:p>
          </table:table-cell>
          <table:table-cell office:value-type="float" office:value="2.59" calcext:value-type="float">
            <text:p>2.59</text:p>
          </table:table-cell>
          <table:table-cell office:value-type="float" office:value="43.04" calcext:value-type="float">
            <text:p>43.04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-0.67" calcext:value-type="float">
            <text:p>-0.67</text:p>
          </table:table-cell>
          <table:table-cell office:value-type="float" office:value="2.59" calcext:value-type="float">
            <text:p>2.59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-0.64" calcext:value-type="float">
            <text:p>-0.64</text:p>
          </table:table-cell>
          <table:table-cell office:value-type="float" office:value="2.59" calcext:value-type="float">
            <text:p>2.59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-0.61" calcext:value-type="float">
            <text:p>-0.61</text:p>
          </table:table-cell>
          <table:table-cell office:value-type="float" office:value="2.59" calcext:value-type="float">
            <text:p>2.59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-0.58" calcext:value-type="float">
            <text:p>-0.58</text:p>
          </table:table-cell>
          <table:table-cell office:value-type="float" office:value="2.59" calcext:value-type="float">
            <text:p>2.59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-0.55" calcext:value-type="float">
            <text:p>-0.55</text:p>
          </table:table-cell>
          <table:table-cell office:value-type="float" office:value="2.59" calcext:value-type="float">
            <text:p>2.5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-0.52" calcext:value-type="float">
            <text:p>-0.52</text:p>
          </table:table-cell>
          <table:table-cell office:value-type="float" office:value="2.59" calcext:value-type="float">
            <text:p>2.5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-0.48" calcext:value-type="float">
            <text:p>-0.48</text:p>
          </table:table-cell>
          <table:table-cell office:value-type="float" office:value="2.57" calcext:value-type="float">
            <text:p>2.5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-0.46" calcext:value-type="float">
            <text:p>-0.46</text:p>
          </table:table-cell>
          <table:table-cell office:value-type="float" office:value="2.57" calcext:value-type="float">
            <text:p>2.5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-0.42" calcext:value-type="float">
            <text:p>-0.42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-0.39" calcext:value-type="float">
            <text:p>-0.39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-0.36" calcext:value-type="float">
            <text:p>-0.36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-0.33" calcext:value-type="float">
            <text:p>-0.33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-0.3" calcext:value-type="float">
            <text:p>-0.3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-0.27" calcext:value-type="float">
            <text:p>-0.27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-0.24" calcext:value-type="float">
            <text:p>-0.24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-0.2" calcext:value-type="float">
            <text:p>-0.2</text:p>
          </table:table-cell>
          <table:table-cell office:value-type="float" office:value="2.59" calcext:value-type="float">
            <text:p>2.5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-0.17" calcext:value-type="float">
            <text:p>-0.17</text:p>
          </table:table-cell>
          <table:table-cell office:value-type="float" office:value="2.59" calcext:value-type="float">
            <text:p>2.5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-0.14" calcext:value-type="float">
            <text:p>-0.14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-0.11" calcext:value-type="float">
            <text:p>-0.11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-0.08" calcext:value-type="float">
            <text:p>-0.08</text:p>
          </table:table-cell>
          <table:table-cell office:value-type="float" office:value="2.57" calcext:value-type="float">
            <text:p>2.5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-0.05" calcext:value-type="float">
            <text:p>-0.05</text:p>
          </table:table-cell>
          <table:table-cell office:value-type="float" office:value="2.57" calcext:value-type="float">
            <text:p>2.5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-0.02" calcext:value-type="float">
            <text:p>-0.02</text:p>
          </table:table-cell>
          <table:table-cell office:value-type="float" office:value="2.49" calcext:value-type="float">
            <text:p>2.4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0.02" calcext:value-type="float">
            <text:p>0.02</text:p>
          </table:table-cell>
          <table:table-cell office:value-type="float" office:value="2.18" calcext:value-type="float">
            <text:p>2.1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0.04" calcext:value-type="float">
            <text:p>0.04</text:p>
          </table:table-cell>
          <table:table-cell office:value-type="float" office:value="2.04" calcext:value-type="float">
            <text:p>2.0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0.07" calcext:value-type="float">
            <text:p>0.07</text:p>
          </table:table-cell>
          <table:table-cell office:value-type="float" office:value="1.89" calcext:value-type="float">
            <text:p>1.8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0.09" calcext:value-type="float">
            <text:p>0.09</text:p>
          </table:table-cell>
          <table:table-cell office:value-type="float" office:value="1.77" calcext:value-type="float">
            <text:p>1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0.12" calcext:value-type="float">
            <text:p>0.12</text:p>
          </table:table-cell>
          <table:table-cell office:value-type="float" office:value="1.63" calcext:value-type="float">
            <text:p>1.63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0.14" calcext:value-type="float">
            <text:p>0.14</text:p>
          </table:table-cell>
          <table:table-cell office:value-type="float" office:value="1.61" calcext:value-type="float">
            <text:p>1.6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0.16" calcext:value-type="float">
            <text:p>0.16</text:p>
          </table:table-cell>
          <table:table-cell office:value-type="float" office:value="1.58" calcext:value-type="float">
            <text:p>1.58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0.18" calcext:value-type="float">
            <text:p>0.18</text:p>
          </table:table-cell>
          <table:table-cell office:value-type="float" office:value="1.56" calcext:value-type="float">
            <text:p>1.5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0.2" calcext:value-type="float">
            <text:p>0.2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0.22" calcext:value-type="float">
            <text:p>0.22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0.24" calcext:value-type="float">
            <text:p>0.24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0.25" calcext:value-type="float">
            <text:p>0.25</text:p>
          </table:table-cell>
          <table:table-cell office:value-type="float" office:value="1.53" calcext:value-type="float">
            <text:p>1.53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0.27" calcext:value-type="float">
            <text:p>0.27</text:p>
          </table:table-cell>
          <table:table-cell office:value-type="float" office:value="1.53" calcext:value-type="float">
            <text:p>1.53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0.29" calcext:value-type="float">
            <text:p>0.29</text:p>
          </table:table-cell>
          <table:table-cell office:value-type="float" office:value="1.53" calcext:value-type="float">
            <text:p>1.53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0.31" calcext:value-type="float">
            <text:p>0.31</text:p>
          </table:table-cell>
          <table:table-cell office:value-type="float" office:value="1.53" calcext:value-type="float">
            <text:p>1.53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0.33" calcext:value-type="float">
            <text:p>0.33</text:p>
          </table:table-cell>
          <table:table-cell office:value-type="float" office:value="1.53" calcext:value-type="float">
            <text:p>1.53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0.35" calcext:value-type="float">
            <text:p>0.35</text:p>
          </table:table-cell>
          <table:table-cell office:value-type="float" office:value="1.56" calcext:value-type="float">
            <text:p>1.5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0.37" calcext:value-type="float">
            <text:p>0.37</text:p>
          </table:table-cell>
          <table:table-cell office:value-type="float" office:value="1.56" calcext:value-type="float">
            <text:p>1.56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0.39" calcext:value-type="float">
            <text:p>0.39</text:p>
          </table:table-cell>
          <table:table-cell office:value-type="float" office:value="1.58" calcext:value-type="float">
            <text:p>1.58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0.4" calcext:value-type="float">
            <text:p>0.4</text:p>
          </table:table-cell>
          <table:table-cell office:value-type="float" office:value="1.56" calcext:value-type="float">
            <text:p>1.5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0.42" calcext:value-type="float">
            <text:p>0.42</text:p>
          </table:table-cell>
          <table:table-cell office:value-type="float" office:value="1.56" calcext:value-type="float">
            <text:p>1.5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0.44" calcext:value-type="float">
            <text:p>0.44</text:p>
          </table:table-cell>
          <table:table-cell office:value-type="float" office:value="1.56" calcext:value-type="float">
            <text:p>1.5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0.46" calcext:value-type="float">
            <text:p>0.46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0.48" calcext:value-type="float">
            <text:p>0.48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0.52" calcext:value-type="float">
            <text:p>0.52</text:p>
          </table:table-cell>
          <table:table-cell office:value-type="float" office:value="1.56" calcext:value-type="float">
            <text:p>1.5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0.54" calcext:value-type="float">
            <text:p>0.54</text:p>
          </table:table-cell>
          <table:table-cell office:value-type="float" office:value="1.58" calcext:value-type="float">
            <text:p>1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0.56" calcext:value-type="float">
            <text:p>0.56</text:p>
          </table:table-cell>
          <table:table-cell office:value-type="float" office:value="1.58" calcext:value-type="float">
            <text:p>1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0.58" calcext:value-type="float">
            <text:p>0.58</text:p>
          </table:table-cell>
          <table:table-cell office:value-type="float" office:value="1.58" calcext:value-type="float">
            <text:p>1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0.6" calcext:value-type="float">
            <text:p>0.6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0.62" calcext:value-type="float">
            <text:p>0.62</text:p>
          </table:table-cell>
          <table:table-cell office:value-type="float" office:value="1.58" calcext:value-type="float">
            <text:p>1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0.63" calcext:value-type="float">
            <text:p>0.63</text:p>
          </table:table-cell>
          <table:table-cell office:value-type="float" office:value="1.58" calcext:value-type="float">
            <text:p>1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0.65" calcext:value-type="float">
            <text:p>0.65</text:p>
          </table:table-cell>
          <table:table-cell office:value-type="float" office:value="1.58" calcext:value-type="float">
            <text:p>1.58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0.67" calcext:value-type="float">
            <text:p>0.67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0.69" calcext:value-type="float">
            <text:p>0.69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0.71" calcext:value-type="float">
            <text:p>0.71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0.73" calcext:value-type="float">
            <text:p>0.73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0.77" calcext:value-type="float">
            <text:p>0.77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0.78" calcext:value-type="float">
            <text:p>0.78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0.8" calcext:value-type="float">
            <text:p>0.8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0.82" calcext:value-type="float">
            <text:p>0.82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0.84" calcext:value-type="float">
            <text:p>0.84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0.86" calcext:value-type="float">
            <text:p>0.86</text:p>
          </table:table-cell>
          <table:table-cell office:value-type="float" office:value="1.61" calcext:value-type="float">
            <text:p>1.61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0.88" calcext:value-type="float">
            <text:p>0.88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0.9" calcext:value-type="float">
            <text:p>0.9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0.92" calcext:value-type="float">
            <text:p>0.92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0.93" calcext:value-type="float">
            <text:p>0.93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0.95" calcext:value-type="float">
            <text:p>0.95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0.97" calcext:value-type="float">
            <text:p>0.97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0.99" calcext:value-type="float">
            <text:p>0.99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1.01" calcext:value-type="float">
            <text:p>1.01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1.03" calcext:value-type="float">
            <text:p>1.03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1.05" calcext:value-type="float">
            <text:p>1.05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1.07" calcext:value-type="float">
            <text:p>1.07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1.09" calcext:value-type="float">
            <text:p>1.09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1.1" calcext:value-type="float">
            <text:p>1.1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.12" calcext:value-type="float">
            <text:p>1.12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float" office:value="1.14" calcext:value-type="float">
            <text:p>1.14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1.16" calcext:value-type="float">
            <text:p>1.16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1.22" calcext:value-type="float">
            <text:p>1.22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1.24" calcext:value-type="float">
            <text:p>1.24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1.25" calcext:value-type="float">
            <text:p>1.25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1.27" calcext:value-type="float">
            <text:p>1.27</text:p>
          </table:table-cell>
          <table:table-cell office:value-type="float" office:value="1.61" calcext:value-type="float">
            <text:p>1.61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.29" calcext:value-type="float">
            <text:p>1.29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1.31" calcext:value-type="float">
            <text:p>1.31</text:p>
          </table:table-cell>
          <table:table-cell office:value-type="float" office:value="1.61" calcext:value-type="float">
            <text:p>1.61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1.33" calcext:value-type="float">
            <text:p>1.33</text:p>
          </table:table-cell>
          <table:table-cell office:value-type="float" office:value="1.58" calcext:value-type="float">
            <text:p>1.5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1.35" calcext:value-type="float">
            <text:p>1.35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1.37" calcext:value-type="float">
            <text:p>1.37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1.41" calcext:value-type="float">
            <text:p>1.41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1.44" calcext:value-type="float">
            <text:p>1.44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1.46" calcext:value-type="float">
            <text:p>1.46</text:p>
          </table:table-cell>
          <table:table-cell office:value-type="float" office:value="1.56" calcext:value-type="float">
            <text:p>1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1.5" calcext:value-type="float">
            <text:p>1.5</text:p>
          </table:table-cell>
          <table:table-cell office:value-type="float" office:value="1.56" calcext:value-type="float">
            <text:p>1.56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1.52" calcext:value-type="float">
            <text:p>1.52</text:p>
          </table:table-cell>
          <table:table-cell office:value-type="float" office:value="1.58" calcext:value-type="float">
            <text:p>1.5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1.53" calcext:value-type="float">
            <text:p>1.53</text:p>
          </table:table-cell>
          <table:table-cell office:value-type="float" office:value="1.37" calcext:value-type="float">
            <text:p>1.37</text:p>
          </table:table-cell>
          <table:table-cell office:value-type="float" office:value="-80.7" calcext:value-type="float">
            <text:p>-80.7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1.52" calcext:value-type="float">
            <text:p>1.52</text:p>
          </table:table-cell>
          <table:table-cell office:value-type="float" office:value="0.91" calcext:value-type="float">
            <text:p>0.91</text:p>
          </table:table-cell>
          <table:table-cell office:value-type="float" office:value="-223.27" calcext:value-type="float">
            <text:p>-223.27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office:value-type="float" office:value="-392.74" calcext:value-type="float">
            <text:p>-392.74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1.47" calcext:value-type="float">
            <text:p>1.47</text:p>
          </table:table-cell>
          <table:table-cell office:value-type="float" office:value="-0.65" calcext:value-type="float">
            <text:p>-0.65</text:p>
          </table:table-cell>
          <table:table-cell office:value-type="float" office:value="-500.34" calcext:value-type="float">
            <text:p>-500.34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1.44" calcext:value-type="float">
            <text:p>1.44</text:p>
          </table:table-cell>
          <table:table-cell office:value-type="float" office:value="-1.39" calcext:value-type="float">
            <text:p>-1.39</text:p>
          </table:table-cell>
          <table:table-cell office:value-type="float" office:value="-562.21" calcext:value-type="float">
            <text:p>-562.21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1.41" calcext:value-type="float">
            <text:p>1.41</text:p>
          </table:table-cell>
          <table:table-cell office:value-type="float" office:value="-1.97" calcext:value-type="float">
            <text:p>-1.97</text:p>
          </table:table-cell>
          <table:table-cell office:value-type="float" office:value="-570.28" calcext:value-type="float">
            <text:p>-570.28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1.37" calcext:value-type="float">
            <text:p>1.37</text:p>
          </table:table-cell>
          <table:table-cell office:value-type="float" office:value="-2.37" calcext:value-type="float">
            <text:p>-2.37</text:p>
          </table:table-cell>
          <table:table-cell office:value-type="float" office:value="-548.76" calcext:value-type="float">
            <text:p>-548.76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1.33" calcext:value-type="float">
            <text:p>1.33</text:p>
          </table:table-cell>
          <table:table-cell office:value-type="float" office:value="-2.66" calcext:value-type="float">
            <text:p>-2.66</text:p>
          </table:table-cell>
          <table:table-cell office:value-type="float" office:value="-508.41" calcext:value-type="float">
            <text:p>-508.41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1.29" calcext:value-type="float">
            <text:p>1.29</text:p>
          </table:table-cell>
          <table:table-cell office:value-type="float" office:value="-2.85" calcext:value-type="float">
            <text:p>-2.85</text:p>
          </table:table-cell>
          <table:table-cell office:value-type="float" office:value="-457.3" calcext:value-type="float">
            <text:p>-457.3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1.26" calcext:value-type="float">
            <text:p>1.26</text:p>
          </table:table-cell>
          <table:table-cell office:value-type="float" office:value="-2.97" calcext:value-type="float">
            <text:p>-2.97</text:p>
          </table:table-cell>
          <table:table-cell office:value-type="float" office:value="-406.19" calcext:value-type="float">
            <text:p>-406.19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1.22" calcext:value-type="float">
            <text:p>1.22</text:p>
          </table:table-cell>
          <table:table-cell office:value-type="float" office:value="-3.07" calcext:value-type="float">
            <text:p>-3.07</text:p>
          </table:table-cell>
          <table:table-cell office:value-type="float" office:value="-355.08" calcext:value-type="float">
            <text:p>-355.08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1.18" calcext:value-type="float">
            <text:p>1.18</text:p>
          </table:table-cell>
          <table:table-cell office:value-type="float" office:value="-3.12" calcext:value-type="float">
            <text:p>-3.12</text:p>
          </table:table-cell>
          <table:table-cell office:value-type="float" office:value="-309.35" calcext:value-type="float">
            <text:p>-309.35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1.15" calcext:value-type="float">
            <text:p>1.15</text:p>
          </table:table-cell>
          <table:table-cell office:value-type="float" office:value="-3.14" calcext:value-type="float">
            <text:p>-3.14</text:p>
          </table:table-cell>
          <table:table-cell office:value-type="float" office:value="-266.31" calcext:value-type="float">
            <text:p>-266.31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1.11" calcext:value-type="float">
            <text:p>1.11</text:p>
          </table:table-cell>
          <table:table-cell office:value-type="float" office:value="-3.14" calcext:value-type="float">
            <text:p>-3.14</text:p>
          </table:table-cell>
          <table:table-cell office:value-type="float" office:value="-231.34" calcext:value-type="float">
            <text:p>-231.34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1.07" calcext:value-type="float">
            <text:p>1.07</text:p>
          </table:table-cell>
          <table:table-cell office:value-type="float" office:value="-3.17" calcext:value-type="float">
            <text:p>-3.17</text:p>
          </table:table-cell>
          <table:table-cell office:value-type="float" office:value="-201.75" calcext:value-type="float">
            <text:p>-201.75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1.03" calcext:value-type="float">
            <text:p>1.03</text:p>
          </table:table-cell>
          <table:table-cell office:value-type="float" office:value="-3.19" calcext:value-type="float">
            <text:p>-3.19</text:p>
          </table:table-cell>
          <table:table-cell office:value-type="float" office:value="-177.54" calcext:value-type="float">
            <text:p>-177.54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0.99" calcext:value-type="float">
            <text:p>0.99</text:p>
          </table:table-cell>
          <table:table-cell office:value-type="float" office:value="-3.21" calcext:value-type="float">
            <text:p>-3.21</text:p>
          </table:table-cell>
          <table:table-cell office:value-type="float" office:value="-156.02" calcext:value-type="float">
            <text:p>-156.02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0.96" calcext:value-type="float">
            <text:p>0.96</text:p>
          </table:table-cell>
          <table:table-cell office:value-type="float" office:value="-3.21" calcext:value-type="float">
            <text:p>-3.21</text:p>
          </table:table-cell>
          <table:table-cell office:value-type="float" office:value="-137.19" calcext:value-type="float">
            <text:p>-137.19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0.92" calcext:value-type="float">
            <text:p>0.92</text:p>
          </table:table-cell>
          <table:table-cell office:value-type="float" office:value="-3.21" calcext:value-type="float">
            <text:p>-3.21</text:p>
          </table:table-cell>
          <table:table-cell office:value-type="float" office:value="-121.05" calcext:value-type="float">
            <text:p>-121.05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0.88" calcext:value-type="float">
            <text:p>0.88</text:p>
          </table:table-cell>
          <table:table-cell office:value-type="float" office:value="-3.19" calcext:value-type="float">
            <text:p>-3.19</text:p>
          </table:table-cell>
          <table:table-cell office:value-type="float" office:value="-104.91" calcext:value-type="float">
            <text:p>-104.91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0.84" calcext:value-type="float">
            <text:p>0.84</text:p>
          </table:table-cell>
          <table:table-cell office:value-type="float" office:value="-3.19" calcext:value-type="float">
            <text:p>-3.19</text:p>
          </table:table-cell>
          <table:table-cell office:value-type="float" office:value="-91.46" calcext:value-type="float">
            <text:p>-91.46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0.81" calcext:value-type="float">
            <text:p>0.81</text:p>
          </table:table-cell>
          <table:table-cell office:value-type="float" office:value="-3.17" calcext:value-type="float">
            <text:p>-3.17</text:p>
          </table:table-cell>
          <table:table-cell office:value-type="float" office:value="-80.7" calcext:value-type="float">
            <text:p>-80.7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0.77" calcext:value-type="float">
            <text:p>0.77</text:p>
          </table:table-cell>
          <table:table-cell office:value-type="float" office:value="-3.17" calcext:value-type="float">
            <text:p>-3.17</text:p>
          </table:table-cell>
          <table:table-cell office:value-type="float" office:value="-72.63" calcext:value-type="float">
            <text:p>-72.63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0.73" calcext:value-type="float">
            <text:p>0.73</text:p>
          </table:table-cell>
          <table:table-cell office:value-type="float" office:value="-3.17" calcext:value-type="float">
            <text:p>-3.17</text:p>
          </table:table-cell>
          <table:table-cell office:value-type="float" office:value="-64.56" calcext:value-type="float">
            <text:p>-64.56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0.69" calcext:value-type="float">
            <text:p>0.69</text:p>
          </table:table-cell>
          <table:table-cell office:value-type="float" office:value="-3.17" calcext:value-type="float">
            <text:p>-3.17</text:p>
          </table:table-cell>
          <table:table-cell office:value-type="float" office:value="-56.49" calcext:value-type="float">
            <text:p>-56.49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0.65" calcext:value-type="float">
            <text:p>0.65</text:p>
          </table:table-cell>
          <table:table-cell office:value-type="float" office:value="-3.14" calcext:value-type="float">
            <text:p>-3.14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0.62" calcext:value-type="float">
            <text:p>0.62</text:p>
          </table:table-cell>
          <table:table-cell office:value-type="float" office:value="-3.14" calcext:value-type="float">
            <text:p>-3.14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0.58" calcext:value-type="float">
            <text:p>0.58</text:p>
          </table:table-cell>
          <table:table-cell office:value-type="float" office:value="-3.17" calcext:value-type="float">
            <text:p>-3.17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0.54" calcext:value-type="float">
            <text:p>0.54</text:p>
          </table:table-cell>
          <table:table-cell office:value-type="float" office:value="-3.17" calcext:value-type="float">
            <text:p>-3.17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0.5" calcext:value-type="float">
            <text:p>0.5</text:p>
          </table:table-cell>
          <table:table-cell office:value-type="float" office:value="-3.17" calcext:value-type="float">
            <text:p>-3.17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0.47" calcext:value-type="float">
            <text:p>0.47</text:p>
          </table:table-cell>
          <table:table-cell office:value-type="float" office:value="-3.17" calcext:value-type="float">
            <text:p>-3.17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0.43" calcext:value-type="float">
            <text:p>0.43</text:p>
          </table:table-cell>
          <table:table-cell office:value-type="float" office:value="-3.17" calcext:value-type="float">
            <text:p>-3.17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0.39" calcext:value-type="float">
            <text:p>0.39</text:p>
          </table:table-cell>
          <table:table-cell office:value-type="float" office:value="-3.14" calcext:value-type="float">
            <text:p>-3.14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0.35" calcext:value-type="float">
            <text:p>0.35</text:p>
          </table:table-cell>
          <table:table-cell office:value-type="float" office:value="-3.09" calcext:value-type="float">
            <text:p>-3.09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0.32" calcext:value-type="float">
            <text:p>0.32</text:p>
          </table:table-cell>
          <table:table-cell office:value-type="float" office:value="-3.09" calcext:value-type="float">
            <text:p>-3.09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0.28" calcext:value-type="float">
            <text:p>0.28</text:p>
          </table:table-cell>
          <table:table-cell office:value-type="float" office:value="-3.09" calcext:value-type="float">
            <text:p>-3.09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0.24" calcext:value-type="float">
            <text:p>0.24</text:p>
          </table:table-cell>
          <table:table-cell office:value-type="float" office:value="-3.09" calcext:value-type="float">
            <text:p>-3.09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0.21" calcext:value-type="float">
            <text:p>0.21</text:p>
          </table:table-cell>
          <table:table-cell office:value-type="float" office:value="-3.09" calcext:value-type="float">
            <text:p>-3.09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0.17" calcext:value-type="float">
            <text:p>0.17</text:p>
          </table:table-cell>
          <table:table-cell office:value-type="float" office:value="-3.09" calcext:value-type="float">
            <text:p>-3.09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0.13" calcext:value-type="float">
            <text:p>0.13</text:p>
          </table:table-cell>
          <table:table-cell office:value-type="float" office:value="-3.09" calcext:value-type="float">
            <text:p>-3.09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0.09" calcext:value-type="float">
            <text:p>0.09</text:p>
          </table:table-cell>
          <table:table-cell office:value-type="float" office:value="-3.12" calcext:value-type="float">
            <text:p>-3.12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0.06" calcext:value-type="float">
            <text:p>0.06</text:p>
          </table:table-cell>
          <table:table-cell office:value-type="float" office:value="-3.07" calcext:value-type="float">
            <text:p>-3.0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0.04" calcext:value-type="float">
            <text:p>0.04</text:p>
          </table:table-cell>
          <table:table-cell office:value-type="float" office:value="-2.9" calcext:value-type="float">
            <text:p>-2.9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0.02" calcext:value-type="float">
            <text:p>0.02</text:p>
          </table:table-cell>
          <table:table-cell office:value-type="float" office:value="-2.52" calcext:value-type="float">
            <text:p>-2.52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0.01" calcext:value-type="float">
            <text:p>0.01</text:p>
          </table:table-cell>
          <table:table-cell office:value-type="float" office:value="-1.99" calcext:value-type="float">
            <text:p>-1.9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0.01" calcext:value-type="float">
            <text:p>0.01</text:p>
          </table:table-cell>
          <table:table-cell office:value-type="float" office:value="-1.46" calcext:value-type="float">
            <text:p>-1.46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09:33:10.688567525</dc:date>
    <meta:editing-duration>PT32S</meta:editing-duration>
    <meta:editing-cycles>1</meta:editing-cycles>
    <meta:document-statistic meta:table-count="1" meta:cell-count="3356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3secLongFastrotationcombinationNANOSECONDS.A1:3secLongFastrotationcombinationNANOSECONDS.B839" svg:x="0.32cm" svg:y="0.18cm" svg:width="12.525cm" svg:height="8.646cm">
          <chart:coordinate-region svg:x="1.153cm" svg:y="0.379cm" svg:width="11.2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secLongFastrotationcombinationNANOSECONDS.B1:3secLongFastrotationcombinationNANOSECONDS.B839" chart:class="chart:scatter">
            <chart:domain table:cell-range-address="3secLongFastrotationcombinationNANOSECONDS.A1:3secLongFastrotationcombinationNANOSECONDS.A839"/>
            <chart:data-point chart:repeated="8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secLongFastrotationcombinationNANOSECONDS.A1:3secLongFastrotationcombinationNANOSECONDS.A839</svg:desc>
                </draw:g>
              </table:table-cell>
              <table:table-cell office:value-type="float" office:value="0">
                <text:p>0</text:p>
                <draw:g>
                  <svg:desc>3secLongFastrotationcombinationNANOSECONDS.B1:3secLongFastrotationcombinationNANOSECONDS.B8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2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7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9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3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3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7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9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1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3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7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9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1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3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5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7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9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1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3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5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7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1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63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99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11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3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7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1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9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31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4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7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89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13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25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37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49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1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73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5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97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9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1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33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5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04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16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28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52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76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88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6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48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32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44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68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2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03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15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27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39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1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63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75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87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99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11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23">
                <text:p>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35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47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59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71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83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95">
                <text:p>2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07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19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67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79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27">
                <text:p>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39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51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63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75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87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99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11">
                <text:p>2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23">
                <text:p>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35">
                <text:p>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59">
                <text:p>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1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83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95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07">
                <text:p>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19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31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3">
                <text:p>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55">
                <text:p>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67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79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1">
                <text:p>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3">
                <text:p>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15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27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39">
                <text:p>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51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63">
                <text:p>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75">
                <text:p>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87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99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1">
                <text:p>2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3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35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47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59">
                <text:p>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1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83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95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7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19">
                <text:p>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1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43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55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67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79">
                <text:p>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91">
                <text:p>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03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15">
                <text:p>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27">
                <text:p>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39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1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62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4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86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0">
                <text:p>3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2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4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46">
                <text:p>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58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70">
                <text:p>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2">
                <text:p>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94">
                <text:p>3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06">
                <text:p>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18">
                <text:p>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30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42">
                <text:p>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54">
                <text:p>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6">
                <text:p>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78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90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2">
                <text:p>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14">
                <text:p>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26">
                <text:p>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38">
                <text:p>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50">
                <text:p>3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62">
                <text:p>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74">
                <text:p>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86">
                <text:p>3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8">
                <text:p>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10">
                <text:p>3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22">
                <text:p>3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34">
                <text:p>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46">
                <text:p>3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58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0">
                <text:p>3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82">
                <text:p>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94">
                <text:p>3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06">
                <text:p>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18">
                <text:p>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30">
                <text:p>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2">
                <text:p>3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54">
                <text:p>3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6">
                <text:p>3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78">
                <text:p>3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0">
                <text:p>3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2">
                <text:p>3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4">
                <text:p>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26">
                <text:p>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38">
                <text:p>3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50">
                <text:p>3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62">
                <text:p>3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74">
                <text:p>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86">
                <text:p>3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98">
                <text:p>3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10">
                <text:p>3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2">
                <text:p>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4">
                <text:p>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46">
                <text:p>3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58">
                <text:p>3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70">
                <text:p>3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82">
                <text:p>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94">
                <text:p>3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06">
                <text:p>3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18">
                <text:p>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30">
                <text:p>3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2">
                <text:p>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4">
                <text:p>3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66">
                <text:p>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78">
                <text:p>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0">
                <text:p>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02">
                <text:p>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14">
                <text:p>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6">
                <text:p>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38">
                <text:p>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0">
                <text:p>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62">
                <text:p>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4">
                <text:p>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6">
                <text:p>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98">
                <text:p>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10">
                <text:p>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2">
                <text:p>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4">
                <text:p>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6">
                <text:p>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58">
                <text:p>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0">
                <text:p>4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2">
                <text:p>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4">
                <text:p>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6">
                <text:p>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8">
                <text:p>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30">
                <text:p>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42">
                <text:p>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4">
                <text:p>4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6">
                <text:p>4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8">
                <text:p>4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90">
                <text:p>4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02">
                <text:p>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4">
                <text:p>4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6">
                <text:p>4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8">
                <text:p>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62">
                <text:p>4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74">
                <text:p>4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6">
                <text:p>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8">
                <text:p>4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10">
                <text:p>4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22">
                <text:p>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34">
                <text:p>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46">
                <text:p>4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58">
                <text:p>4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70">
                <text:p>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82">
                <text:p>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94">
                <text:p>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06">
                <text:p>4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18">
                <text:p>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29">
                <text:p>4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41">
                <text:p>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53">
                <text:p>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65">
                <text:p>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76">
                <text:p>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8">
                <text:p>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12">
                <text:p>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24">
                <text:p>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36">
                <text:p>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48">
                <text:p>4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0">
                <text:p>4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72">
                <text:p>4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84">
                <text:p>4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96">
                <text:p>4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8">
                <text:p>4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20">
                <text:p>4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32">
                <text:p>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43">
                <text:p>4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54">
                <text:p>4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66">
                <text:p>4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78">
                <text:p>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90">
                <text:p>4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02">
                <text:p>4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13">
                <text:p>4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25">
                <text:p>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37">
                <text:p>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49">
                <text:p>4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61">
                <text:p>4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73">
                <text:p>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85">
                <text:p>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96">
                <text:p>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07">
                <text:p>4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18">
                <text:p>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30">
                <text:p>4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42">
                <text:p>4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54">
                <text:p>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66">
                <text:p>4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78">
                <text:p>4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89">
                <text:p>4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01">
                <text:p>4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13">
                <text:p>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25">
                <text:p>4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37">
                <text:p>4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49">
                <text:p>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1">
                <text:p>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73">
                <text:p>4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85">
                <text:p>4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97">
                <text:p>4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09">
                <text:p>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21">
                <text:p>5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33">
                <text:p>5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45">
                <text:p>5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57">
                <text:p>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69">
                <text:p>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81">
                <text:p>5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93">
                <text:p>5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05">
                <text:p>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17">
                <text:p>5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29">
                <text:p>5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41">
                <text:p>5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53">
                <text:p>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65">
                <text:p>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77">
                <text:p>5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89">
                <text:p>5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01">
                <text:p>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13">
                <text:p>5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25">
                <text:p>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37">
                <text:p>5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49">
                <text:p>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61">
                <text:p>5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73">
                <text:p>5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85">
                <text:p>5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7">
                <text:p>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09">
                <text:p>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21">
                <text:p>5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33">
                <text:p>5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45">
                <text:p>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57">
                <text:p>5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69">
                <text:p>5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81">
                <text:p>5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93">
                <text:p>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05">
                <text:p>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17">
                <text:p>54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29">
                <text:p>542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41">
                <text:p>544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53">
                <text:p>545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65">
                <text:p>54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77">
                <text:p>5477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89">
                <text:p>548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01">
                <text:p>5501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13">
                <text:p>551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25">
                <text:p>552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37">
                <text:p>553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49">
                <text:p>5549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61">
                <text:p>5561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73">
                <text:p>5573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85">
                <text:p>5585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97">
                <text:p>5597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09">
                <text:p>5609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21">
                <text:p>562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33">
                <text:p>56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45">
                <text:p>564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57">
                <text:p>5657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69">
                <text:p>5669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81">
                <text:p>568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93">
                <text:p>569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05">
                <text:p>570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17">
                <text:p>571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29">
                <text:p>5729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41">
                <text:p>5741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53">
                <text:p>575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65">
                <text:p>5765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77">
                <text:p>5777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89">
                <text:p>5789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01">
                <text:p>5801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13">
                <text:p>581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25">
                <text:p>5825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37">
                <text:p>5837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49">
                <text:p>5849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61">
                <text:p>586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73">
                <text:p>5873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85">
                <text:p>588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97">
                <text:p>5897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09">
                <text:p>5909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21">
                <text:p>5921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3">
                <text:p>5933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45">
                <text:p>594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57">
                <text:p>595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69">
                <text:p>5969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81">
                <text:p>598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3">
                <text:p>5993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5">
                <text:p>6005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17">
                <text:p>6017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29">
                <text:p>602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41">
                <text:p>604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53">
                <text:p>605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65">
                <text:p>606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77">
                <text:p>607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89">
                <text:p>6089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01">
                <text:p>6101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13">
                <text:p>611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25">
                <text:p>6125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37">
                <text:p>6137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49">
                <text:p>61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61">
                <text:p>616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73">
                <text:p>617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85">
                <text:p>6185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97">
                <text:p>6197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09">
                <text:p>6209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21">
                <text:p>622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33">
                <text:p>623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45">
                <text:p>624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57">
                <text:p>625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69">
                <text:p>6269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81">
                <text:p>628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93">
                <text:p>629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05">
                <text:p>6305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17">
                <text:p>631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29">
                <text:p>632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41">
                <text:p>634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53">
                <text:p>635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65">
                <text:p>636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77">
                <text:p>6377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89">
                <text:p>638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01">
                <text:p>640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13">
                <text:p>64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25">
                <text:p>64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37">
                <text:p>64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49">
                <text:p>6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61">
                <text:p>64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73">
                <text:p>647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85">
                <text:p>648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97">
                <text:p>64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09">
                <text:p>65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21">
                <text:p>652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33">
                <text:p>65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45">
                <text:p>65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57">
                <text:p>655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69">
                <text:p>65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81">
                <text:p>658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93">
                <text:p>659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05">
                <text:p>66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17">
                <text:p>66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29">
                <text:p>66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41">
                <text:p>664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53">
                <text:p>665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65">
                <text:p>66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77">
                <text:p>667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89">
                <text:p>668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01">
                <text:p>67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13">
                <text:p>671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25">
                <text:p>67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37">
                <text:p>673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49">
                <text:p>674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61">
                <text:p>67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73">
                <text:p>67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85">
                <text:p>678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97">
                <text:p>67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09">
                <text:p>680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21">
                <text:p>68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33">
                <text:p>68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45">
                <text:p>684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57">
                <text:p>685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69">
                <text:p>68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81">
                <text:p>688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93">
                <text:p>689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05">
                <text:p>690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17">
                <text:p>691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29">
                <text:p>692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41">
                <text:p>694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53">
                <text:p>69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65">
                <text:p>696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77">
                <text:p>697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89">
                <text:p>698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01">
                <text:p>700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13">
                <text:p>70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25">
                <text:p>702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37">
                <text:p>703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49">
                <text:p>704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61">
                <text:p>706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73">
                <text:p>707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85">
                <text:p>70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97">
                <text:p>709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09">
                <text:p>710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21">
                <text:p>712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33">
                <text:p>71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45">
                <text:p>71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57">
                <text:p>715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69">
                <text:p>716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81">
                <text:p>71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93">
                <text:p>71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05">
                <text:p>720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17">
                <text:p>721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29">
                <text:p>722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41">
                <text:p>72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53">
                <text:p>725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65">
                <text:p>726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77">
                <text:p>727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89">
                <text:p>72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01">
                <text:p>730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13">
                <text:p>731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25">
                <text:p>732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37">
                <text:p>733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49">
                <text:p>734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61">
                <text:p>736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73">
                <text:p>737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85">
                <text:p>738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97">
                <text:p>739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09">
                <text:p>740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21">
                <text:p>742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33">
                <text:p>743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45">
                <text:p>744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57">
                <text:p>745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69">
                <text:p>746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81">
                <text:p>748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93">
                <text:p>749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05">
                <text:p>750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17">
                <text:p>751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29">
                <text:p>75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41">
                <text:p>75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53">
                <text:p>755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65">
                <text:p>756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77">
                <text:p>757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89">
                <text:p>75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01">
                <text:p>760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13">
                <text:p>761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25">
                <text:p>762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37">
                <text:p>763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49">
                <text:p>764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1">
                <text:p>766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3">
                <text:p>767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85">
                <text:p>768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97">
                <text:p>769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09">
                <text:p>770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21">
                <text:p>772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33">
                <text:p>77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45">
                <text:p>774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57">
                <text:p>775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69">
                <text:p>776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81">
                <text:p>77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93">
                <text:p>779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05">
                <text:p>780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17">
                <text:p>781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29">
                <text:p>782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41">
                <text:p>784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53">
                <text:p>785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65">
                <text:p>786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77">
                <text:p>787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89">
                <text:p>788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01">
                <text:p>790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13">
                <text:p>791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25">
                <text:p>79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37">
                <text:p>79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49">
                <text:p>79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61">
                <text:p>79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73">
                <text:p>79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85">
                <text:p>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97">
                <text:p>7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09">
                <text:p>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21">
                <text:p>8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33">
                <text:p>8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45">
                <text:p>8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57">
                <text:p>8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69">
                <text:p>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81">
                <text:p>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93">
                <text:p>8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05">
                <text:p>8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17">
                <text:p>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29">
                <text:p>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41">
                <text:p>8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53">
                <text:p>8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65">
                <text:p>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77">
                <text:p>8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89">
                <text:p>8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01">
                <text:p>8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13">
                <text:p>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25">
                <text:p>8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37">
                <text:p>8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49">
                <text:p>8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1">
                <text:p>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73">
                <text:p>8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85">
                <text:p>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97">
                <text:p>8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9">
                <text:p>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1">
                <text:p>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33">
                <text:p>8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45">
                <text:p>8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57">
                <text:p>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69">
                <text:p>8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1">
                <text:p>8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93">
                <text:p>8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05">
                <text:p>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17">
                <text:p>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29">
                <text:p>8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1">
                <text:p>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53">
                <text:p>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65">
                <text:p>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77">
                <text:p>8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89">
                <text:p>8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1">
                <text:p>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3">
                <text:p>8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5">
                <text:p>8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37">
                <text:p>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49">
                <text:p>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1">
                <text:p>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3">
                <text:p>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5">
                <text:p>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97">
                <text:p>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09">
                <text:p>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1">
                <text:p>8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3">
                <text:p>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5">
                <text:p>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57">
                <text:p>8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69">
                <text:p>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1">
                <text:p>8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3">
                <text:p>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5">
                <text:p>8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17">
                <text:p>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29">
                <text:p>8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1">
                <text:p>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3">
                <text:p>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5">
                <text:p>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77">
                <text:p>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89">
                <text:p>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1">
                <text:p>8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3">
                <text:p>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5">
                <text:p>8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37">
                <text:p>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49">
                <text:p>8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1">
                <text:p>8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3">
                <text:p>8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5">
                <text:p>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97">
                <text:p>8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09">
                <text:p>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1">
                <text:p>8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3">
                <text:p>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5">
                <text:p>8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57">
                <text:p>8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69">
                <text:p>8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1">
                <text:p>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3">
                <text:p>8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5">
                <text:p>9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17">
                <text:p>9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29">
                <text:p>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1">
                <text:p>9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3">
                <text:p>9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4">
                <text:p>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76">
                <text:p>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88">
                <text:p>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0">
                <text:p>9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2">
                <text:p>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4">
                <text:p>9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36">
                <text:p>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48">
                <text:p>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0">
                <text:p>9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2">
                <text:p>9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4">
                <text:p>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96">
                <text:p>9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08">
                <text:p>9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0">
                <text:p>9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2">
                <text:p>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4">
                <text:p>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56">
                <text:p>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68">
                <text:p>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0">
                <text:p>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2">
                <text:p>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4">
                <text:p>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6">
                <text:p>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28">
                <text:p>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0">
                <text:p>9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2">
                <text:p>9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4">
                <text:p>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87">
                <text:p>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99">
                <text:p>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1">
                <text:p>9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3">
                <text:p>9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5">
                <text:p>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47">
                <text:p>9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59">
                <text:p>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1">
                <text:p>9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3">
                <text:p>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5">
                <text:p>9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07">
                <text:p>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19">
                <text:p>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1">
                <text:p>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3">
                <text:p>9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5">
                <text:p>9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67">
                <text:p>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79">
                <text:p>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1">
                <text:p>9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3">
                <text:p>9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5">
                <text:p>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27">
                <text:p>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39">
                <text:p>9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1">
                <text:p>9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3">
                <text:p>9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5">
                <text:p>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87">
                <text:p>9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99">
                <text:p>9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1">
                <text:p>9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3">
                <text:p>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5">
                <text:p>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47">
                <text:p>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59">
                <text:p>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1">
                <text:p>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3">
                <text:p>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5">
                <text:p>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07">
                <text:p>9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19">
                <text:p>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1">
                <text:p>9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3">
                <text:p>9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5">
                <text:p>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7">
                <text:p>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79">
                <text:p>9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1">
                <text:p>9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3">
                <text:p>9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5">
                <text:p>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27">
                <text:p>9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39">
                <text:p>9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1">
                <text:p>9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3">
                <text:p>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5">
                <text:p>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87">
                <text:p>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99">
                <text:p>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11">
                <text:p>100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3secLongFastrotationcombinationNANOSECONDS.A1:3secLongFastrotationcombinationNANOSECONDS.A839 3secLongFastrotationcombinationNANOSECONDS.C1:3secLongFastrotationcombinationNANOSECONDS.C839" svg:x="0.32cm" svg:y="0.18cm" svg:width="12.525cm" svg:height="8.646cm">
          <chart:coordinate-region svg:x="0.862cm" svg:y="0.379cm" svg:width="11.518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secLongFastrotationcombinationNANOSECONDS.C1:3secLongFastrotationcombinationNANOSECONDS.C839" chart:class="chart:scatter">
            <chart:domain table:cell-range-address="3secLongFastrotationcombinationNANOSECONDS.A1:3secLongFastrotationcombinationNANOSECONDS.A839"/>
            <chart:data-point chart:repeated="8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secLongFastrotationcombinationNANOSECONDS.A1:3secLongFastrotationcombinationNANOSECONDS.A839</svg:desc>
                </draw:g>
              </table:table-cell>
              <table:table-cell office:value-type="float" office:value="0">
                <text:p>0</text:p>
                <draw:g>
                  <svg:desc>3secLongFastrotationcombinationNANOSECONDS.C1:3secLongFastrotationcombinationNANOSECONDS.C8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2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7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9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3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3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7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9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1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3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7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19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1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3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5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7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9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1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3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5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7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1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63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99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11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3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7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1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9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31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4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7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89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13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25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37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49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1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73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5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97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9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1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33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5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04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16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28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52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76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88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6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48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32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44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68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2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03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15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27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39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1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63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75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87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99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11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23">
                <text:p>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35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47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59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71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83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95">
                <text:p>2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07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19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67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79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27">
                <text:p>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39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51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63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75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87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99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11">
                <text:p>2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23">
                <text:p>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35">
                <text:p>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59">
                <text:p>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1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83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95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07">
                <text:p>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19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31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3">
                <text:p>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55">
                <text:p>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67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79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1">
                <text:p>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3">
                <text:p>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15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27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39">
                <text:p>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51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63">
                <text:p>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75">
                <text:p>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87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99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1">
                <text:p>2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3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35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47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59">
                <text:p>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1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83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95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7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19">
                <text:p>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1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43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55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67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79">
                <text:p>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91">
                <text:p>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03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15">
                <text:p>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27">
                <text:p>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39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1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62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4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86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0">
                <text:p>3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2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4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46">
                <text:p>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58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70">
                <text:p>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2">
                <text:p>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94">
                <text:p>3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06">
                <text:p>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18">
                <text:p>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30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42">
                <text:p>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54">
                <text:p>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6">
                <text:p>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78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90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2">
                <text:p>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14">
                <text:p>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26">
                <text:p>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38">
                <text:p>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50">
                <text:p>3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62">
                <text:p>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74">
                <text:p>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86">
                <text:p>3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8">
                <text:p>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10">
                <text:p>3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22">
                <text:p>3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34">
                <text:p>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46">
                <text:p>3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58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0">
                <text:p>3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82">
                <text:p>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94">
                <text:p>3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06">
                <text:p>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18">
                <text:p>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30">
                <text:p>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2">
                <text:p>3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54">
                <text:p>3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6">
                <text:p>3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78">
                <text:p>3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0">
                <text:p>3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2">
                <text:p>3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4">
                <text:p>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26">
                <text:p>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38">
                <text:p>3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50">
                <text:p>3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62">
                <text:p>3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74">
                <text:p>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86">
                <text:p>3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98">
                <text:p>3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10">
                <text:p>3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2">
                <text:p>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4">
                <text:p>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46">
                <text:p>3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58">
                <text:p>3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70">
                <text:p>3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82">
                <text:p>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94">
                <text:p>3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06">
                <text:p>3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18">
                <text:p>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30">
                <text:p>3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2">
                <text:p>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4">
                <text:p>3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66">
                <text:p>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78">
                <text:p>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0">
                <text:p>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02">
                <text:p>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14">
                <text:p>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6">
                <text:p>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38">
                <text:p>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0">
                <text:p>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62">
                <text:p>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4">
                <text:p>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6">
                <text:p>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98">
                <text:p>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10">
                <text:p>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2">
                <text:p>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4">
                <text:p>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6">
                <text:p>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58">
                <text:p>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0">
                <text:p>4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2">
                <text:p>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4">
                <text:p>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6">
                <text:p>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8">
                <text:p>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30">
                <text:p>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42">
                <text:p>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4">
                <text:p>4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6">
                <text:p>4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8">
                <text:p>4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90">
                <text:p>4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02">
                <text:p>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4">
                <text:p>4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6">
                <text:p>4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8">
                <text:p>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62">
                <text:p>4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74">
                <text:p>4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6">
                <text:p>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8">
                <text:p>4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10">
                <text:p>4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22">
                <text:p>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34">
                <text:p>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46">
                <text:p>4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58">
                <text:p>4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70">
                <text:p>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82">
                <text:p>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94">
                <text:p>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06">
                <text:p>4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18">
                <text:p>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29">
                <text:p>4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41">
                <text:p>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53">
                <text:p>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65">
                <text:p>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76">
                <text:p>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8">
                <text:p>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12">
                <text:p>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24">
                <text:p>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36">
                <text:p>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48">
                <text:p>4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0">
                <text:p>4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72">
                <text:p>4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84">
                <text:p>4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96">
                <text:p>4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8">
                <text:p>4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20">
                <text:p>4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32">
                <text:p>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43">
                <text:p>4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54">
                <text:p>4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66">
                <text:p>4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78">
                <text:p>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90">
                <text:p>4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02">
                <text:p>4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13">
                <text:p>4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25">
                <text:p>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37">
                <text:p>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49">
                <text:p>4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61">
                <text:p>4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73">
                <text:p>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85">
                <text:p>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96">
                <text:p>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07">
                <text:p>4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18">
                <text:p>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30">
                <text:p>4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42">
                <text:p>4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54">
                <text:p>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66">
                <text:p>4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78">
                <text:p>4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89">
                <text:p>4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01">
                <text:p>4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13">
                <text:p>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25">
                <text:p>4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37">
                <text:p>4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49">
                <text:p>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1">
                <text:p>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73">
                <text:p>4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85">
                <text:p>4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97">
                <text:p>4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09">
                <text:p>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21">
                <text:p>5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33">
                <text:p>5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45">
                <text:p>5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57">
                <text:p>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69">
                <text:p>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81">
                <text:p>5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93">
                <text:p>5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05">
                <text:p>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17">
                <text:p>5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29">
                <text:p>5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41">
                <text:p>5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53">
                <text:p>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65">
                <text:p>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77">
                <text:p>5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89">
                <text:p>5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01">
                <text:p>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13">
                <text:p>5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25">
                <text:p>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37">
                <text:p>5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49">
                <text:p>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61">
                <text:p>5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73">
                <text:p>5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85">
                <text:p>5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7">
                <text:p>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09">
                <text:p>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21">
                <text:p>5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33">
                <text:p>5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45">
                <text:p>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57">
                <text:p>5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69">
                <text:p>5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81">
                <text:p>5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93">
                <text:p>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05">
                <text:p>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17">
                <text:p>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29">
                <text:p>542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41">
                <text:p>5441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53">
                <text:p>5453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65">
                <text:p>546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77">
                <text:p>5477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89">
                <text:p>5489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01">
                <text:p>5501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13">
                <text:p>5513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25">
                <text:p>5525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37">
                <text:p>5537</text:p>
              </table:table-cell>
              <table:table-cell office:value-type="float" office:value="-3.67">
                <text:p>-3.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49">
                <text:p>554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61">
                <text:p>5561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73">
                <text:p>5573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85">
                <text:p>5585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97">
                <text:p>5597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09">
                <text:p>5609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21">
                <text:p>5621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33">
                <text:p>5633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45">
                <text:p>5645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57">
                <text:p>5657</text:p>
              </table:table-cell>
              <table:table-cell office:value-type="float" office:value="-3.91">
                <text:p>-3.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69">
                <text:p>5669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81">
                <text:p>5681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93">
                <text:p>5693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05">
                <text:p>5705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17">
                <text:p>5717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29">
                <text:p>5729</text:p>
              </table:table-cell>
              <table:table-cell office:value-type="float" office:value="-3.91">
                <text:p>-3.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41">
                <text:p>5741</text:p>
              </table:table-cell>
              <table:table-cell office:value-type="float" office:value="-3.91">
                <text:p>-3.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53">
                <text:p>5753</text:p>
              </table:table-cell>
              <table:table-cell office:value-type="float" office:value="-3.91">
                <text:p>-3.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65">
                <text:p>5765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77">
                <text:p>5777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89">
                <text:p>5789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01">
                <text:p>5801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13">
                <text:p>5813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25">
                <text:p>5825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37">
                <text:p>583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49">
                <text:p>5849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61">
                <text:p>5861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73">
                <text:p>587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85">
                <text:p>58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97">
                <text:p>58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09">
                <text:p>590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21">
                <text:p>592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3">
                <text:p>593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45">
                <text:p>594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57">
                <text:p>595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69">
                <text:p>5969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81">
                <text:p>598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3">
                <text:p>599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5">
                <text:p>600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17">
                <text:p>601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29">
                <text:p>602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41">
                <text:p>604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53">
                <text:p>605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65">
                <text:p>606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77">
                <text:p>607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89">
                <text:p>608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01">
                <text:p>610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13">
                <text:p>611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25">
                <text:p>612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37">
                <text:p>613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49">
                <text:p>614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61">
                <text:p>616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73">
                <text:p>617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85">
                <text:p>618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97">
                <text:p>619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09">
                <text:p>620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21">
                <text:p>622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33">
                <text:p>623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45">
                <text:p>624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57">
                <text:p>625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69">
                <text:p>626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81">
                <text:p>628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93">
                <text:p>629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05">
                <text:p>630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17">
                <text:p>631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29">
                <text:p>632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41">
                <text:p>634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53">
                <text:p>635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65">
                <text:p>636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77">
                <text:p>637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89">
                <text:p>638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01">
                <text:p>640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13">
                <text:p>641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25">
                <text:p>642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37">
                <text:p>643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49">
                <text:p>6449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61">
                <text:p>646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73">
                <text:p>6473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85">
                <text:p>648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97">
                <text:p>649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09">
                <text:p>650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21">
                <text:p>652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33">
                <text:p>653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45">
                <text:p>654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57">
                <text:p>655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69">
                <text:p>656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81">
                <text:p>658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93">
                <text:p>659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05">
                <text:p>660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17">
                <text:p>661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29">
                <text:p>662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41">
                <text:p>664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53">
                <text:p>665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65">
                <text:p>666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77">
                <text:p>667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89">
                <text:p>668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01">
                <text:p>670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13">
                <text:p>671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25">
                <text:p>672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37">
                <text:p>673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49">
                <text:p>674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61">
                <text:p>676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73">
                <text:p>677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85">
                <text:p>678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97">
                <text:p>679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09">
                <text:p>680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21">
                <text:p>682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33">
                <text:p>683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45">
                <text:p>684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57">
                <text:p>685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69">
                <text:p>686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81">
                <text:p>688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93">
                <text:p>689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05">
                <text:p>690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17">
                <text:p>691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29">
                <text:p>692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41">
                <text:p>694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53">
                <text:p>695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65">
                <text:p>696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77">
                <text:p>697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89">
                <text:p>698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01">
                <text:p>700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13">
                <text:p>701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25">
                <text:p>702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37">
                <text:p>703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49">
                <text:p>704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61">
                <text:p>706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73">
                <text:p>707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85">
                <text:p>708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97">
                <text:p>709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09">
                <text:p>710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21">
                <text:p>712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33">
                <text:p>713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45">
                <text:p>714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57">
                <text:p>715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69">
                <text:p>716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81">
                <text:p>718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93">
                <text:p>719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05">
                <text:p>720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17">
                <text:p>721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29">
                <text:p>722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41">
                <text:p>724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53">
                <text:p>725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65">
                <text:p>726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77">
                <text:p>727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89">
                <text:p>728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01">
                <text:p>730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13">
                <text:p>731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25">
                <text:p>732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37">
                <text:p>733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49">
                <text:p>734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61">
                <text:p>736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73">
                <text:p>737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85">
                <text:p>738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97">
                <text:p>739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09">
                <text:p>740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21">
                <text:p>742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33">
                <text:p>743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45">
                <text:p>744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57">
                <text:p>745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69">
                <text:p>746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81">
                <text:p>7481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93">
                <text:p>7493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05">
                <text:p>7505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17">
                <text:p>7517</text:p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29">
                <text:p>7529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41">
                <text:p>7541</text:p>
              </table:table-cell>
              <table:table-cell office:value-type="float" office:value="-2.97">
                <text:p>-2.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53">
                <text:p>7553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65">
                <text:p>7565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77">
                <text:p>7577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89">
                <text:p>7589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01">
                <text:p>7601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13">
                <text:p>7613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25">
                <text:p>7625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37">
                <text:p>7637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49">
                <text:p>7649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1">
                <text:p>7661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3">
                <text:p>7673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85">
                <text:p>7685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97">
                <text:p>7697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09">
                <text:p>7709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21">
                <text:p>7721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33">
                <text:p>7733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45">
                <text:p>7745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57">
                <text:p>7757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69">
                <text:p>7769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81">
                <text:p>7781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93">
                <text:p>7793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05">
                <text:p>7805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17">
                <text:p>7817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29">
                <text:p>7829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41">
                <text:p>7841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53">
                <text:p>7853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65">
                <text:p>7865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77">
                <text:p>7877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89">
                <text:p>7889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01">
                <text:p>7901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13">
                <text:p>7913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25">
                <text:p>7925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37">
                <text:p>7937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49">
                <text:p>7949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61">
                <text:p>7961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73">
                <text:p>797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85">
                <text:p>798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97">
                <text:p>7997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09">
                <text:p>800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21">
                <text:p>802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33">
                <text:p>803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45">
                <text:p>80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57">
                <text:p>805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69">
                <text:p>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81">
                <text:p>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93">
                <text:p>8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05">
                <text:p>8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17">
                <text:p>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29">
                <text:p>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41">
                <text:p>8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53">
                <text:p>8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65">
                <text:p>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77">
                <text:p>8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89">
                <text:p>8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01">
                <text:p>8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13">
                <text:p>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25">
                <text:p>8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37">
                <text:p>8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49">
                <text:p>8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1">
                <text:p>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73">
                <text:p>8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85">
                <text:p>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97">
                <text:p>8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9">
                <text:p>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1">
                <text:p>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33">
                <text:p>8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45">
                <text:p>8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57">
                <text:p>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69">
                <text:p>8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1">
                <text:p>8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93">
                <text:p>8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05">
                <text:p>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17">
                <text:p>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29">
                <text:p>8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1">
                <text:p>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53">
                <text:p>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65">
                <text:p>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77">
                <text:p>8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89">
                <text:p>8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1">
                <text:p>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3">
                <text:p>8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5">
                <text:p>8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37">
                <text:p>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49">
                <text:p>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1">
                <text:p>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3">
                <text:p>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5">
                <text:p>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97">
                <text:p>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09">
                <text:p>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1">
                <text:p>8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3">
                <text:p>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5">
                <text:p>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57">
                <text:p>8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69">
                <text:p>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1">
                <text:p>8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3">
                <text:p>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5">
                <text:p>8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17">
                <text:p>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29">
                <text:p>8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1">
                <text:p>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3">
                <text:p>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5">
                <text:p>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77">
                <text:p>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89">
                <text:p>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1">
                <text:p>8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3">
                <text:p>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5">
                <text:p>8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37">
                <text:p>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49">
                <text:p>8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1">
                <text:p>8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3">
                <text:p>8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5">
                <text:p>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97">
                <text:p>8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09">
                <text:p>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1">
                <text:p>8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3">
                <text:p>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5">
                <text:p>8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57">
                <text:p>8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69">
                <text:p>8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1">
                <text:p>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3">
                <text:p>8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5">
                <text:p>9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17">
                <text:p>9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29">
                <text:p>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1">
                <text:p>9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3">
                <text:p>9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4">
                <text:p>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76">
                <text:p>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88">
                <text:p>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0">
                <text:p>9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2">
                <text:p>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4">
                <text:p>9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36">
                <text:p>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48">
                <text:p>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0">
                <text:p>9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2">
                <text:p>9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4">
                <text:p>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96">
                <text:p>9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08">
                <text:p>9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0">
                <text:p>9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2">
                <text:p>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4">
                <text:p>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56">
                <text:p>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68">
                <text:p>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0">
                <text:p>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2">
                <text:p>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4">
                <text:p>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6">
                <text:p>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28">
                <text:p>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0">
                <text:p>9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2">
                <text:p>9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4">
                <text:p>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87">
                <text:p>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99">
                <text:p>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1">
                <text:p>9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3">
                <text:p>9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5">
                <text:p>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47">
                <text:p>9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59">
                <text:p>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1">
                <text:p>9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3">
                <text:p>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5">
                <text:p>9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07">
                <text:p>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19">
                <text:p>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1">
                <text:p>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3">
                <text:p>9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5">
                <text:p>9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67">
                <text:p>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79">
                <text:p>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1">
                <text:p>9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3">
                <text:p>9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5">
                <text:p>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27">
                <text:p>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39">
                <text:p>9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1">
                <text:p>9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3">
                <text:p>9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5">
                <text:p>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87">
                <text:p>9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99">
                <text:p>9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1">
                <text:p>9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3">
                <text:p>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5">
                <text:p>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47">
                <text:p>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59">
                <text:p>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1">
                <text:p>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3">
                <text:p>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5">
                <text:p>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07">
                <text:p>9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19">
                <text:p>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1">
                <text:p>9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3">
                <text:p>9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5">
                <text:p>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7">
                <text:p>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79">
                <text:p>9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1">
                <text:p>9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3">
                <text:p>9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5">
                <text:p>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27">
                <text:p>9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39">
                <text:p>9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1">
                <text:p>9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3">
                <text:p>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5">
                <text:p>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87">
                <text:p>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99">
                <text:p>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11">
                <text:p>100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